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font-size="16pt" style:font-size-asian="16pt" style:font-size-complex="16pt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3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Policepardéfaut" style:family="text">
      <style:text-properties style:font-name="Comic Sans MS" fo:font-weight="bold" style:font-weight-asian="bold" fo:font-size="14pt" style:font-size-asian="14pt" style:font-size-complex="14pt"/>
    </style:style>
    <style:style style:name="T6" style:parent-style-name="Policepardéfaut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7" style:parent-style-name="Policepardéfaut" style:family="text">
      <style:text-properties style:font-name="Comic Sans MS"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mic Sans MS"/>
    </style:style>
    <style:style style:name="T9" style:parent-style-name="Policepardéfaut" style:family="text">
      <style:text-properties style:font-name="Courier New" style:font-name-complex="Courier New" fo:font-weight="normal" style:font-weight-asian="normal" style:font-style-complex="italic"/>
    </style:style>
    <style:style style:name="T10" style:parent-style-name="CodeHTML" style:family="text">
      <style:text-properties fo:language="en" fo:country="US"/>
    </style:style>
    <style:style style:name="T11" style:parent-style-name="CodeHTML" style:family="text">
      <style:text-properties fo:language="en" fo:country="US"/>
    </style:style>
    <style:style style:name="T12" style:parent-style-name="CodeHTML" style:family="text">
      <style:text-properties fo:language="en" fo:country="US"/>
    </style:style>
    <style:style style:name="T13" style:parent-style-name="CodeHTML" style:family="text">
      <style:text-properties fo:language="en" fo:country="US"/>
    </style:style>
    <style:style style:name="T14" style:parent-style-name="CodeHTML" style:family="text">
      <style:text-properties fo:language="en" fo:country="US"/>
    </style:style>
    <style:style style:name="T15" style:parent-style-name="CodeHTML" style:family="text">
      <style:text-properties fo:language="en" fo:country="US"/>
    </style:style>
    <style:style style:name="T16" style:parent-style-name="CodeHTML" style:family="text">
      <style:text-properties fo:language="en" fo:country="US"/>
    </style:style>
    <style:style style:name="T17" style:parent-style-name="CodeHTML" style:family="text">
      <style:text-properties fo:language="en" fo:country="US"/>
    </style:style>
    <style:style style:name="T18" style:parent-style-name="CodeHTML" style:family="text">
      <style:text-properties fo:language="en" fo:country="US"/>
    </style:style>
    <style:style style:name="T19" style:parent-style-name="CodeHTML" style:family="text">
      <style:text-properties fo:language="en" fo:country="US"/>
    </style:style>
    <style:style style:name="T20" style:parent-style-name="CodeHTML" style:family="text">
      <style:text-properties fo:language="en" fo:country="US"/>
    </style:style>
    <style:style style:name="T21" style:parent-style-name="CodeHTML" style:family="text">
      <style:text-properties fo:language="en" fo:country="US"/>
    </style:style>
    <style:style style:name="T22" style:parent-style-name="CodeHTML" style:family="text">
      <style:text-properties fo:language="en" fo:country="US"/>
    </style:style>
    <style:style style:name="T23" style:parent-style-name="CodeHTML" style:family="text">
      <style:text-properties fo:language="en" fo:country="US"/>
    </style:style>
    <style:style style:name="T24" style:parent-style-name="CodeHTML" style:family="text">
      <style:text-properties fo:language="en" fo:country="US"/>
    </style:style>
    <style:style style:name="T25" style:parent-style-name="CodeHTML" style:family="text">
      <style:text-properties fo:language="en" fo:country="US"/>
    </style:style>
    <style:style style:name="T26" style:parent-style-name="CodeHTML" style:family="text">
      <style:text-properties fo:language="en" fo:country="US"/>
    </style:style>
    <style:style style:name="T27" style:parent-style-name="CodeHTML" style:family="text">
      <style:text-properties fo:language="en" fo:country="US"/>
    </style:style>
    <style:style style:name="T28" style:parent-style-name="CodeHTML" style:family="text">
      <style:text-properties fo:language="en" fo:country="US"/>
    </style:style>
    <style:style style:name="T29" style:parent-style-name="CodeHTML" style:family="text">
      <style:text-properties fo:language="en" fo:country="US"/>
    </style:style>
    <style:style style:name="T30" style:parent-style-name="CodeHTML" style:family="text">
      <style:text-properties fo:language="en" fo:country="US"/>
    </style:style>
    <style:style style:name="T31" style:parent-style-name="CodeHTML" style:family="text">
      <style:text-properties fo:language="en" fo:country="US"/>
    </style:style>
    <style:style style:name="T32" style:parent-style-name="CodeHTML" style:family="text">
      <style:text-properties fo:language="en" fo:country="US"/>
    </style:style>
    <style:style style:name="T33" style:parent-style-name="CodeHTML" style:family="text">
      <style:text-properties fo:language="en" fo:country="US"/>
    </style:style>
    <style:style style:name="T34" style:parent-style-name="CodeHTML" style:family="text">
      <style:text-properties fo:language="en" fo:country="US"/>
    </style:style>
    <style:style style:name="T35" style:parent-style-name="CodeHTML" style:family="text">
      <style:text-properties fo:language="en" fo:country="US"/>
    </style:style>
    <style:style style:name="T36" style:parent-style-name="CodeHTML" style:family="text">
      <style:text-properties fo:language="en" fo:country="US"/>
    </style:style>
    <style:style style:name="T37" style:parent-style-name="CodeHTML" style:family="text">
      <style:text-properties fo:language="en" fo:country="US"/>
    </style:style>
    <style:style style:name="T38" style:parent-style-name="CodeHTML" style:family="text">
      <style:text-properties fo:language="en" fo:country="US"/>
    </style:style>
    <style:style style:name="T39" style:parent-style-name="CodeHTML" style:family="text">
      <style:text-properties fo:language="en" fo:country="US"/>
    </style:style>
    <style:style style:name="T40" style:parent-style-name="CodeHTML" style:family="text">
      <style:text-properties fo:language="en" fo:country="US"/>
    </style:style>
    <style:style style:name="T41" style:parent-style-name="CodeHTML" style:family="text">
      <style:text-properties fo:language="en" fo:country="US"/>
    </style:style>
    <style:style style:name="T42" style:parent-style-name="CodeHTML" style:family="text">
      <style:text-properties fo:language="en" fo:country="US"/>
    </style:style>
    <style:style style:name="T43" style:parent-style-name="CodeHTML" style:family="text">
      <style:text-properties fo:language="en" fo:country="US"/>
    </style:style>
    <style:style style:name="T44" style:parent-style-name="CodeHTML" style:family="text">
      <style:text-properties fo:language="en" fo:country="US"/>
    </style:style>
    <style:style style:name="T45" style:parent-style-name="CodeHTML" style:family="text">
      <style:text-properties fo:language="en" fo:country="US"/>
    </style:style>
    <style:style style:name="T46" style:parent-style-name="CodeHTML" style:family="text">
      <style:text-properties fo:language="en" fo:country="US"/>
    </style:style>
    <style:style style:name="T47" style:parent-style-name="CodeHTML" style:family="text">
      <style:text-properties fo:language="en" fo:country="US"/>
    </style:style>
    <style:style style:name="T48" style:parent-style-name="CodeHTML" style:family="text">
      <style:text-properties fo:language="en" fo:country="US"/>
    </style:style>
    <style:style style:name="T49" style:parent-style-name="CodeHTML" style:family="text">
      <style:text-properties fo:language="en" fo:country="US"/>
    </style:style>
    <style:style style:name="T50" style:parent-style-name="CodeHTML" style:family="text">
      <style:text-properties fo:language="en" fo:country="US"/>
    </style:style>
    <style:style style:name="T51" style:parent-style-name="CodeHTML" style:family="text">
      <style:text-properties fo:language="en" fo:country="US"/>
    </style:style>
    <style:style style:name="T52" style:parent-style-name="CodeHTML" style:family="text">
      <style:text-properties fo:language="en" fo:country="US"/>
    </style:style>
    <style:style style:name="T53" style:parent-style-name="CodeHTML" style:family="text">
      <style:text-properties fo:language="en" fo:country="US"/>
    </style:style>
    <style:style style:name="T54" style:parent-style-name="CodeHTML" style:family="text">
      <style:text-properties fo:language="en" fo:country="US"/>
    </style:style>
    <style:style style:name="T55" style:parent-style-name="CodeHTML" style:family="text">
      <style:text-properties fo:language="en" fo:country="US"/>
    </style:style>
    <style:style style:name="T56" style:parent-style-name="CodeHTML" style:family="text">
      <style:text-properties fo:language="en" fo:country="US"/>
    </style:style>
    <style:style style:name="T57" style:parent-style-name="CodeHTML" style:family="text">
      <style:text-properties fo:language="en" fo:country="US"/>
    </style:style>
    <style:style style:name="T58" style:parent-style-name="CodeHTML" style:family="text">
      <style:text-properties fo:language="en" fo:country="US"/>
    </style:style>
    <style:style style:name="T59" style:parent-style-name="CodeHTML" style:family="text">
      <style:text-properties fo:language="en" fo:country="US"/>
    </style:style>
    <style:style style:name="T60" style:parent-style-name="CodeHTML" style:family="text">
      <style:text-properties fo:language="en" fo:country="US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mic Sans MS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mic Sans MS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weight="bold" style:font-weight-asian="bold" fo:font-style="italic" style:font-style-asian="italic" fo:font-size="25pt" style:font-size-asian="25pt" style:font-size-complex="25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weight="bold" style:font-weight-asian="bold" fo:font-style="italic" style:font-style-asian="italic" fo:font-size="25pt" style:font-size-asian="25pt" style:font-size-complex="25pt" style:text-underline-type="single" style:text-underline-style="solid" style:text-underline-width="bold" style:text-underline-mode="continuous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" style:parent-style-name="Policepardéfaut" style:family="text">
      <style:text-properties style:font-name="Lucida Console" fo:font-weight="bold" style:font-weight-asian="bold" fo:font-style="italic" style:font-style-asian="italic" fo:font-size="25pt" style:font-size-asian="25pt" style:font-size-complex="25pt" style:text-underline-type="single" style:text-underline-style="solid" style:text-underline-width="bold" style:text-underline-mode="continuous"/>
    </style:style>
    <style:style style:name="T67" style:parent-style-name="Policepardéfaut" style:family="text">
      <style:text-properties style:font-name="Lucida Console" fo:font-weight="bold" style:font-weight-asian="bold" fo:font-style="italic" style:font-style-asian="italic" fo:font-size="25pt" style:font-size-asian="25pt" style:font-size-complex="25pt" style:text-underline-type="single" style:text-underline-style="solid" style:text-underline-width="bold" style:text-underline-mode="continuous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Programme « Jeu des allumettes »<text:s/></text:span><text:span text:style-name="T6"></text:span><text:span text:style-name="T7"><text:s/>CALCULATRICE GRAPHIQUE</text:span></text:p>
      <text:p text:style-name="P8"/>
      <text:p text:style-name="PréformatéHTML"><text:span text:style-name="CodeHTML">AxesOff</text:span></text:p>
      <text:p text:style-name="PréformatéHTML"><text:span text:style-name="CodeHTML">ClrHome</text:span></text:p>
      <text:p text:style-name="PréformatéHTML"><text:span text:style-name="CodeHTML">ClrDraw</text:span></text:p>
      <text:p text:style-name="PréformatéHTML"><text:span text:style-name="CodeHTML">Text(20,17,"LE JEU DES ALLUMETTES")</text:span></text:p>
      <text:h text:style-name="Titre3" text:outline-level="3"><text:span text:style-name="CodeHTML">Text(26,35,"PAR ADRIEN SAD</text:span><text:a xlink:href="http://forum.hardware.fr/hfr/WindowsSoftware/Windows-nt-2k-xp/comment-majuscule-touche-sujet_185234_1.htm" office:target-frame-name="_top" xlink:show="replace"><text:span text:style-name="T9">É</text:span></text:a><text:span text:style-name="CodeHTML">")</text:span></text:h>
      <text:h text:style-name="Titre3" text:outline-level="3"><text:span text:style-name="CodeHTML">Pause</text:span></text:h>
      <text:p text:style-name="PréformatéHTML"><text:span text:style-name="CodeHTML">Lbl 02</text:span></text:p>
      <text:p text:style-name="PréformatéHTML"><text:span text:style-name="CodeHTML">Menu("MENU PRINCIPAL","JOUER",04,"REGLES",03,"QUITTER",09)</text:span></text:p>
      <text:p text:style-name="PréformatéHTML"><text:span text:style-name="CodeHTML">Lbl 03</text:span></text:p>
      <text:p text:style-name="PréformatéHTML"><text:span text:style-name="CodeHTML">ClrDraw</text:span></text:p>
      <text:p text:style-name="PréformatéHTML"><text:span text:style-name="CodeHTML">Text(0,0,"REGLES DU JEU :")</text:span></text:p>
      <text:p text:style-name="PréformatéHTML"><text:span text:style-name="CodeHTML">Text(6,0,"</text:span><text:span text:style-name="CodeHTML">RECUPERER ENTRE UNE ET SIX")</text:span></text:p>
      <text:p text:style-name="PréformatéHTML"><text:span text:style-name="CodeHTML">Text(12,0,"ALLUMETTES, SANS PRENDRE LA")</text:span></text:p>
      <text:p text:style-name="PréformatéHTML"><text:span text:style-name="CodeHTML">Text(18,0,"DERNIERE, POUR GAGNER.")</text:span></text:p>
      <text:p text:style-name="PréformatéHTML"><text:span text:style-name="CodeHTML">Text(24,0,"SINON VOUS PERDER !")</text:span></text:p>
      <text:p text:style-name="PréformatéHTML"><text:span text:style-name="CodeHTML">Text(30,0,"2 JOUEURS MAX…")</text:span></text:p>
      <text:p text:style-name="PréformatéHTML"><text:span text:style-name="CodeHTML">Pause</text:span></text:p>
      <text:p text:style-name="PréformatéHTML"><text:span text:style-name="CodeHTML">Goto 02</text:span></text:p>
      <text:p text:style-name="PréformatéHTML"><text:span text:style-name="CodeHTML">Lbl 04</text:span></text:p>
      <text:p text:style-name="PréformatéHTML"><text:span text:style-name="CodeHTML">Menu("NOMBRE DE JOUEURS :","UN",41,"DEUX",42)</text:span></text:p>
      <text:p text:style-name="PréformatéHTML"><text:span text:style-name="T10">Lbl 41</text:span></text:p>
      <text:p text:style-name="PréformatéHTML"><text:span text:style-name="T11">1-&gt;J</text:span></text:p>
      <text:p text:style-name="PréformatéHTML"><text:span text:style-name="T12">Goto 05</text:span></text:p>
      <text:p text:style-name="PréformatéHTML"><text:span text:style-name="T13">Lbl 42</text:span></text:p>
      <text:p text:style-name="PréformatéHTML"><text:span text:style-name="T14">2-&gt;J</text:span></text:p>
      <text:p text:style-name="PréformatéHTML"><text:span text:style-name="T15">Lbl 05</text:span></text:p>
      <text:p text:style-name="PréformatéHTML"><text:span text:style-name="T16">randInt(0,1)-&gt;T</text:span></text:p>
      <text:p text:style-name="PréformatéHTML"><text:span text:style-name="T17">36-&gt;A</text:span></text:p>
      <text:p text:style-name="PréformatéHTML"><text:span text:style-name="T18">{12,12,12}-&gt;L1</text:span></text:p>
      <text:p text:style-name="PréformatéHTML"><text:span text:style-name="T19">Repeat A&lt;1</text:span></text:p>
      <text:p text:style-name="PréformatéHTML"><text:span text:style-name="T20">For(I,1,3)</text:span></text:p>
      <text:p text:style-name="PréformatéHTML"><text:span text:style-name="T21">For(K,1,L1(I))</text:span></text:p>
      <text:p text:style-name="PréformatéHTML"><text:span text:style-name="T22">Output(2I+2,K+2,"I")</text:span></text:p>
      <text:p text:style-name="PréformatéHTML"><text:span text:style-name="T23">End</text:span></text:p>
      <text:p text:style-name="PréformatéHTML"><text:span text:style-name="T24">End</text:span></text:p>
      <text:p text:style-name="PréformatéHTML"><text:span text:style-name="T25">If J=1 and T=1</text:span></text:p>
      <text:p text:style-name="PréformatéHTML"><text:span text:style-name="CodeHTML">Then</text:span></text:p>
      <text:p text:style-name="PréformatéHTML"><text:span text:style-name="CodeHTML">RandInt(1,6)-&gt;E</text:span></text:p>
      <text:p text:style-name="PréformatéHTML"><text:span text:style-name="CodeHTML">Output(1,1,"LORDINATEUR EN")</text:span></text:p>
      <text:p text:style-name="PréformatéHTML"><text:span text:style-name="T26">Output(2,1,"ENLEVE :")</text:span></text:p>
      <text:p text:style-name="PréformatéHTML"><text:span text:style-name="T27">Output(2,10,E)</text:span></text:p>
      <text:p text:style-name="PréformatéHTML"><text:span text:style-name="T28">Pause</text:span></text:p>
      <text:p text:style-name="PréformatéHTML"><text:span text:style-name="T29">Else</text:span></text:p>
      <text:p text:style-name="PréformatéHTML"><text:span text:style-name="T30">Repeat E&lt;7 and E&gt;0</text:span></text:p>
      <text:p text:style-name="PréformatéHTML"><text:span text:style-name="T31">Output(2,1,"JOUEUR")</text:span></text:p>
      <text:p text:style-name="PréformatéHTML"><text:span text:style-name="CodeHTML">Output(2,8,T+1)</text:span></text:p>
      <text:p text:style-name="PréformatéHTML"><text:span text:style-name="CodeHTML">Input  "NBR A ENLEVER",E</text:span></text:p>
      <text:p text:style-name="PréformatéHTML"/>
      <text:p text:style-name="PréformatéHTML"/>
      <text:p text:style-name="PréformatéHTML"/>
      <text:soft-page-break/>
      <text:p text:style-name="PréformatéHTML"><text:span text:style-name="T32">End</text:span></text:p>
      <text:p text:style-name="PréformatéHTML"><text:span text:style-name="T33">End</text:span></text:p>
      <text:p text:style-name="PréformatéHTML"><text:span text:style-name="T34">ClrHome</text:span></text:p>
      <text:p text:style-name="PréformatéHTML"><text:span text:style-name="T35">Not(T)-&gt;T</text:span></text:p>
      <text:p text:style-name="PréformatéHTML"><text:span text:style-name="T36">L1(1)-E-&gt;L1(1)</text:span></text:p>
      <text:p text:style-name="PréformatéHTML"><text:span text:style-name="T37">If L1(1)&lt;0</text:span></text:p>
      <text:p text:style-name="PréformatéHTML"><text:span text:style-name="T38">Then</text:span></text:p>
      <text:p text:style-name="PréformatéHTML"><text:span text:style-name="T39">L1(2)+L1(1)-&gt;L1(2)</text:span></text:p>
      <text:p text:style-name="PréformatéHTML"><text:span text:style-name="T40">0-&gt;L1(1) </text:span></text:p>
      <text:p text:style-name="PréformatéHTML"><text:span text:style-name="T41">If L1(2)&lt;0</text:span></text:p>
      <text:p text:style-name="PréformatéHTML"><text:span text:style-name="T42">Then</text:span></text:p>
      <text:p text:style-name="PréformatéHTML"><text:span text:style-name="T43">L1(3)+L1(2)-&gt;L1(3)</text:span></text:p>
      <text:p text:style-name="PréformatéHTML"><text:span text:style-name="T44"> 0-&gt;L1(2) </text:span></text:p>
      <text:p text:style-name="PréformatéHTML"><text:span text:style-name="T45">End</text:span></text:p>
      <text:p text:style-name="PréformatéHTML"><text:span text:style-name="T46">End</text:span></text:p>
      <text:p text:style-name="PréformatéHTML"><text:span text:style-name="T47">L1(1)+L1(2)+L1(3)-&gt;A</text:span></text:p>
      <text:p text:style-name="PréformatéHTML"><text:span text:style-name="T48">End</text:span></text:p>
      <text:p text:style-name="PréformatéHTML"><text:span text:style-name="T49">Output(3,4,"VAINQUEUR:")</text:span></text:p>
      <text:p text:style-name="PréformatéHTML"><text:span text:style-name="T50">If J=1 and T=1</text:span></text:p>
      <text:p text:style-name="PréformatéHTML"><text:span text:style-name="T51">Then</text:span></text:p>
      <text:p text:style-name="PréformatéHTML"><text:span text:style-name="T52">Output(4,4,"ORDINATEUR")</text:span></text:p>
      <text:p text:style-name="PréformatéHTML"><text:span text:style-name="T53">Else</text:span></text:p>
      <text:p text:style-name="PréformatéHTML"><text:span text:style-name="T54">Output(4,5,"JOUEUR")</text:span></text:p>
      <text:p text:style-name="PréformatéHTML"><text:span text:style-name="CodeHTML">Output(4,12,T+1)</text:span></text:p>
      <text:p text:style-name="PréformatéHTML"><text:span text:style-name="CodeHTML">End</text:span></text:p>
      <text:p text:style-name="PréformatéHTML"><text:span text:style-name="CodeHTML">Pause</text:span></text:p>
      <text:p text:style-name="PréformatéHTML"><text:span text:style-name="CodeHTML">ClrHome</text:span></text:p>
      <text:p text:style-name="PréformatéHTML"><text:span text:style-name="CodeHTML">Menu("RECOMMENCER?","OUI",05,"NON",02,"QUITTER",09)</text:span></text:p>
      <text:p text:style-name="PréformatéHTML"><text:span text:style-name="T55">Lbl 09</text:span></text:p>
      <text:p text:style-name="PréformatéHTML"><text:span text:style-name="T56">If A&gt;1 and A&lt;8</text:span></text:p>
      <text:p text:style-name="PréformatéHTML"><text:span text:style-name="T57">Then</text:span></text:p>
      <text:p text:style-name="PréformatéHTML"><text:span text:style-name="T58">A-1-&gt;E</text:span></text:p>
      <text:p text:style-name="PréformatéHTML"><text:span text:style-name="T59">Else</text:span></text:p>
      <text:p text:style-name="PréformatéHTML"><text:span text:style-name="T60">RantInt(1,6)-&gt;E</text:span></text:p>
      <text:p text:style-name="PréformatéHTML"><text:span text:style-name="CodeHTML">End</text:span></text:p>
      <text:p text:style-name="PréformatéHTML"><text:span text:style-name="CodeHTML">ClrHome</text:span></text:p>
      <text:p text:style-name="PréformatéHTML"><text:span text:style-name="CodeHTML">ClrDraw</text:span></text:p>
      <text:p text:style-name="P61"><text:s/></text:p>
      <text:p text:style-name="P62"/>
      <text:p text:style-name="P63"/>
      <text:p text:style-name="P64"/>
      <text:p text:style-name="P65"><text:span text:style-name="T66">AUCUN ESPACE ENTRE</text:span><text:span text:style-name="T67"><text:s/>CHAQUE LIGN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mic Sans MS" svg:font-family="Comic Sans MS" style:font-family-generic="script" style:font-pitch="variable" svg:panose-1="3 15 7 2 3 3 2 2 2 4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rien</meta:initial-creator>
    <dc:creator>DASCO</dc:creator>
    <meta:creation-date>2013-05-14T16:16:00Z</meta:creation-date>
    <dc:date>2013-05-14T16:53:00Z</dc:date>
    <meta:template xlink:href="Normal" xlink:type="simple"/>
    <meta:editing-cycles>2</meta:editing-cycles>
    <meta:editing-duration>PT1680S</meta:editing-duration>
    <meta:document-statistic meta:page-count="2" meta:paragraph-count="2" meta:word-count="220" meta:character-count="1433" meta:row-count="10" meta:non-whitespace-character-count="1215"/>
  </office:meta>
</office:document-meta>
</file>